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Przewodnik dla początkujących</text:p>
      <text:p text:style-name="Text_20_body">Ten przewodnik pokaże jak krok po kroku zacząć korzystać z OpenStreetMap. Nauczysz się jak utworzyć konto, jak używać prostego oprogramowania do edycji map, a w dalszych rozdziałach nauczysz się jak wyjść na zewnątrz i zebrać informacje, które będzie można zamieścić na mapie.</text:p>
      <text:h text:style-name="Heading_20_3" text:outline-level="3">Czy jesteś nowym użytkownikiem OpenStreetMap i chcesz ulepszyć mapę poprzez dodawanie danych?</text:h>
      <text:p text:style-name="First_20_paragraph">Jeśli chcesz rozpocząć i móc edytować dane mapy, zalecamy przeczytanie poniższych poradników: - <text:a xlink:type="simple" xlink:href="http://learnosm.org/pl/beginner/introduction/" office:name=""><text:span text:style-name="Definition">wprowadzenie</text:span></text:a> da Ci pewien ogląd tła projektu - <text:a xlink:type="simple" xlink:href="http://learnosm.org/pl/beginner/start-osm/" office:name=""><text:span text:style-name="Definition">Rozpoczęcie pracy</text:span></text:a> pokaże Ci jak uzyskać konto i jak przywołać edytor danych - w <text:a xlink:type="simple" xlink:href="http://learnosm.org/pl/beginner/id-editor/" office:name=""><text:span text:style-name="Definition">edytorze iD</text:span></text:a> nauczysz się podstaw edycji danych</text:p>
      <text:h text:style-name="Heading_20_3" text:outline-level="3">Wiesz już jak używać edytora i chcesz przystąpić do humanitarnego mapowania?</text:h>
      <text:p text:style-name="First_20_paragraph">Najważniejsze jest, aby nauczyć się, w jaki sposób tworzenie mapy w tym kontekście jest koordynowane. - <text:a xlink:type="simple" xlink:href="http://learnosm.org/pl/coordination/HOT-Remote-Response-Guide/" office:name=""><text:span text:style-name="Definition">przewodnik zdalnego tworzenia mapy</text:span></text:a> i ogólne informacje o <text:a xlink:type="simple" xlink:href="/pl/coordination/humanitarian/" office:name=""><text:span text:style-name="Definition">mapowaniu humanitarnym</text:span></text:a> zapewnia tło informacyjne - koniem pociągowym jest <text:a xlink:type="simple" xlink:href="http://learnosm.org/pl/coordination/tasking-manager3/" office:name=""><text:span text:style-name="Definition">Menedżer zadań</text:span></text:a>, z którego działaniem i przebiegiem pracy powinieneś być zaznajomiony</text:p>
      <text:h text:style-name="Heading_20_3" text:outline-level="3">Czy chciałbyś używać OpenStreetMap na urządzeniach mobilnych?</text:h>
      <text:p text:style-name="First_20_paragraph">Mamy cały rozdział poświęcony <text:a xlink:type="simple" xlink:href="http://learnosm.org/pl/mobile-mapping/" office:name=""><text:span text:style-name="Definition">mobilnemu tworzeniu mapy</text:span></text:a></text:p>
      <text:h text:style-name="Heading_20_3" text:outline-level="3">Znasz narzędzia GIS i chcesz mieć dostęp do nieprzetworzonych danych?</text:h>
      <text:p text:style-name="First_20_paragraph">Przewodniki na temat <text:a xlink:type="simple" xlink:href="http://learnosm.org/pl/osm-data/getting-data/" office:name=""><text:span text:style-name="Definition">gdzie uzyskać dane</text:span></text:a> i <text:a xlink:type="simple" xlink:href="/pl/osm-data/geofabrik-and-hot-export/" office:name=""><text:span text:style-name="Definition">jak korzystać z Geofabrik i Eksportu HOT</text:span></text:a> powinny dostarczyć wskazówek, jak wyodrębniać dane z bazy danych w różnych formata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zewodnik dla początkujących</dc:title>
  </office:meta>
</office:document-meta>
</file>